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-color="#bbbbff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bbbbff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cf8a05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-color="#cf8a05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bbbff"/>
      <style:paragraph-properties fo:text-align="center"/>
      <style:text-properties style:font-name="Rokkitt" fo:font-size="20pt" style:font-size-asian="18pt" style:font-size-complex="18pt"/>
    </style:style>
    <style:style style:name="P3" style:family="paragraph">
      <loext:graphic-properties draw:fill="solid" draw:fill-color="#bbbbff"/>
      <style:paragraph-properties fo:text-align="center"/>
      <style:text-properties style:font-name="Rokkitt" fo:font-size="2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cf8a05"/>
      <style:paragraph-properties fo:text-align="center"/>
      <style:text-properties style:font-name="Rokkitt" fo:font-size="20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cf8a05"/>
      <style:paragraph-properties fo:text-align="center"/>
      <style:text-properties style:font-name="Rokkitt" fo:font-size="20pt" style:font-size-asian="18pt" style:font-size-complex="18pt"/>
    </style:style>
    <style:style style:name="P9" style:family="paragraph">
      <style:paragraph-properties fo:text-align="center"/>
      <style:text-properties fo:font-size="20pt"/>
    </style:style>
    <style:style style:name="T1" style:family="text">
      <style:text-properties style:font-name="Rokkitt" fo:font-size="20pt" style:font-size-asian="18pt" style:font-size-complex="18pt"/>
    </style:style>
    <style:style style:name="T2" style:family="text">
      <style:text-properties style:font-name="Rokkitt" fo:font-size="2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6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9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9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9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9"><text:span text:style-name="T1">Model development</text:span></text:p>
          <text:p text:style-name="P9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9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9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04cm" fo:margin-bottom="0cm" fo:text-indent="0cm"/>
      <style:text-properties fo:font-size="1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53cm" fo:margin-bottom="0cm" fo:text-indent="0cm"/>
      <style:text-properties fo:font-size="12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2cm" fo:margin-bottom="0cm" fo:text-indent="0cm"/>
      <style:text-properties fo:font-size="10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cm" fo:page-height="10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519cm" svg:x="1cm" svg:y="4.013cm"/>
      <draw:page-thumbnail draw:layer="backgroundobjects" svg:width="8.999cm" svg:height="4.519cm" svg:x="1cm" svg:y="12.589cm"/>
      <draw:page-thumbnail draw:layer="backgroundobjects" svg:width="8.999cm" svg:height="4.519cm" svg:x="1cm" svg:y="21.165cm"/>
      <draw:page-thumbnail draw:layer="backgroundobjects" svg:width="8.999cm" svg:height="4.519cm" svg:x="11cm" svg:y="4.013cm"/>
      <draw:page-thumbnail draw:layer="backgroundobjects" svg:width="8.999cm" svg:height="4.519cm" svg:x="11cm" svg:y="12.589cm"/>
      <draw:page-thumbnail draw:layer="backgroundobjects" svg:width="8.999cm" svg:height="4.519cm" svg:x="11cm" svg:y="21.165cm"/>
    </style:handout-master>
    <style:master-page style:name="Default" style:page-layout-name="PM1" draw:style-name="Mdp1">
      <draw:frame presentation:style-name="Default-title" draw:layer="backgroundobjects" svg:width="19.349cm" svg:height="1.803cm" svg:x="1.075cm" svg:y="0.429cm" presentation:class="title" presentation:placeholder="true">
        <draw:text-box/>
      </draw:frame>
      <draw:frame presentation:style-name="Default-outline1" draw:layer="backgroundobjects" svg:width="19.349cm" svg:height="6.264cm" svg:x="1.075cm" svg:y="2.526cm" presentation:class="outline" presentation:placeholder="true">
        <draw:text-box/>
      </draw:frame>
      <draw:frame presentation:style-name="Mpr1" draw:text-style-name="MP2" draw:layer="backgroundobjects" svg:width="5.009cm" svg:height="0.744cm" svg:x="1.075cm" svg:y="9.8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15cm" svg:height="0.744cm" svg:x="7.352cm" svg:y="9.8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09cm" svg:height="0.744cm" svg:x="15.415cm" svg:y="9.8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01T15:43:31.423218264</meta:creation-date>
    <dc:date>2016-04-24T00:39:20.384545000</dc:date>
    <dc:creator>Douglas Kelley</dc:creator>
    <meta:editing-duration>P3DT5H3M11S</meta:editing-duration>
    <meta:editing-cycles>8</meta:editing-cycles>
    <meta:generator>LibreOffice/4.4.6.3$Linux_X86_64 LibreOffice_project/40m0$Build-3</meta:generator>
    <meta:document-statistic meta:object-count="174"/>
  </office:meta>
</office:document-meta>
</file>